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3.731cm" fo:min-width="4.676cm"/>
    </style:style>
    <style:style style:name="gr3" style:family="graphic" style:parent-style-name="standard">
      <style:graphic-properties svg:stroke-color="#000000" draw:fill-color="#dfcce4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svg:stroke-color="#000000" draw:fill-color="#8ccfb7" draw:textarea-horizontal-align="justify" draw:textarea-vertical-align="top" draw:auto-grow-height="false" fo:min-height="5.749cm" fo:min-width="4.676cm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7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8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5" style:family="graphic" style:parent-style-name="standard">
      <style:graphic-properties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1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2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-color="#fedcc6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6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27" style:family="graphic" style:parent-style-name="standard">
      <style:graphic-properties svg:stroke-color="#000000" draw:fill-color="#bee3d3" draw:textarea-horizontal-align="justify" draw:textarea-vertical-align="middle" draw:auto-grow-height="false" fo:min-height="0.377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2.142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244cm"/>
    </style:style>
    <style:style style:name="gr30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1" style:family="graphic" style:parent-style-name="standard">
      <style:graphic-properties draw:stroke="solid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aa61a"/>
      <style:paragraph-properties fo:text-align="center"/>
    </style:style>
    <style:style style:name="P18" style:family="paragraph">
      <loext:graphic-properties draw:fill-color="#bee3d3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cm" svg:height="6.004cm" svg:x="13.523cm" svg:y="17.264cm">
          <text:p text:style-name="P1"><text:span text:style-name="T1">Orthogonalit</text:span><text:span text:style-name="T1">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6" draw:id="id6" draw:layer="layout" svg:width="5.588cm" svg:height="4.299cm" svg:x="13.065cm" svg:y="10.417cm">
          <text:p text:style-name="P3"><text:span text:style-name="T1">OUT</text:span><text:span text:style-name="T1">ROO</text:span><text:span text:style-name="T1">T </text:span><text:span text:style-name="T1">FILE</text:span><text:span text:style-name="T1">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draw:layer="layout" svg:width="5.08cm" svg:height="7.112cm" svg:x="21.281cm" svg:y="19.313cm">
          <text:p text:style-name="P1"><text:span text:style-name="T1">analy</text:span><text:span text:style-name="T1">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588cm" svg:height="6.477cm" svg:x="26.742cm" svg:y="20.329cm">
          <text:p text:style-name="P3"><text:span text:style-name="T1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layer="layout" svg:width="6.35cm" svg:height="6.096cm" svg:x="12.75cm" svg:y="3.667cm">
          <text:p text:style-name="P1"><text:span text:style-name="T1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" draw:id="id1" draw:layer="layout" svg:width="6.477cm" svg:height="1.905cm" svg:x="12.797cm" svg:y="1cm">
          <text:p text:style-name="P8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0" xml:id="id2" draw:id="id2" draw:layer="layout" svg:width="4.699cm" svg:height="1.016cm" svg:x="13.685cm" svg:y="4.683cm">
          <text:p text:style-name="P8"><text:span text:style-name="T2">skimDihadrons.groo</text:span><text:span text:style-name="T2">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3" draw:id="id3" draw:layer="layout" svg:width="3.683cm" svg:height="0.889cm" svg:x="14.19cm" svg:y="6.516cm">
          <text:p text:style-name="P8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0" xml:id="id4" draw:id="id4" draw:layer="layout" svg:width="4.699cm" svg:height="1.016cm" svg:x="13.685cm" svg:y="8.184cm">
          <text:p text:style-name="P8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5" draw:id="id5" draw:layer="layout" svg:width="3.683cm" svg:height="1.016cm" svg:x="14.2cm" svg:y="11.541cm">
          <text:p text:style-name="P8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draw:type="line" svg:x1="16.036cm" svg:y1="2.905cm" svg:x2="16.035cm" svg:y2="4.683cm" draw:start-shape="id1" draw:start-glue-point="6" draw:end-shape="id2" draw:end-glue-point="4" svg:d="M16036 2905l-1 1778" svg:viewBox="0 0 2 1779">
          <text:p/>
        </draw:connector>
        <draw:connector draw:style-name="gr10" draw:text-style-name="P11" draw:layer="layout" draw:type="line" svg:x1="16.035cm" svg:y1="5.699cm" svg:x2="16.031cm" svg:y2="6.516cm" draw:start-shape="id2" draw:start-glue-point="6" draw:end-shape="id3" draw:end-glue-point="4" svg:d="M16035 5699l-4 817" svg:viewBox="0 0 5 818">
          <text:p/>
        </draw:connector>
        <draw:connector draw:style-name="gr10" draw:text-style-name="P11" draw:layer="layout" draw:type="line" svg:x1="16.031cm" svg:y1="7.405cm" svg:x2="16.035cm" svg:y2="8.184cm" draw:start-shape="id3" draw:start-glue-point="6" draw:end-shape="id4" draw:end-glue-point="4" svg:d="M16031 7405l4 779" svg:viewBox="0 0 5 780">
          <text:p/>
        </draw:connector>
        <draw:connector draw:style-name="gr10" draw:text-style-name="P11" draw:layer="layout" draw:type="line" svg:x1="16.035cm" svg:y1="9.2cm" svg:x2="16.041cm" svg:y2="11.541cm" draw:start-shape="id4" draw:start-glue-point="6" draw:end-shape="id5" draw:end-glue-point="4" svg:d="M16035 9200l6 2341" svg:viewBox="0 0 7 2342">
          <text:p/>
        </draw:connector>
        <draw:custom-shape draw:style-name="gr11" draw:text-style-name="P12" xml:id="id7" draw:id="id7" draw:layer="layout" svg:width="3.683cm" svg:height="1.016cm" svg:x="21.853cm" svg:y="20.21cm">
          <text:p text:style-name="P8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8" draw:id="id8" draw:layer="layout" svg:width="3.683cm" svg:height="0.889cm" svg:x="27.504cm" svg:y="21.472cm">
          <text:p text:style-name="P8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svg:x1="18.653cm" svg:y1="12.567cm" svg:x2="21.853cm" svg:y2="20.718cm" draw:start-shape="id6" draw:start-glue-point="7" draw:end-shape="id7" svg:d="M18653 12567h1580v8151h1620" svg:viewBox="0 0 3201 8152">
          <text:p/>
        </draw:connector>
        <draw:custom-shape draw:style-name="gr12" draw:text-style-name="P12" xml:id="id9" draw:id="id9" draw:layer="layout" svg:width="3.866cm" svg:height="1.016cm" svg:x="21.792cm" svg:y="22.372cm">
          <text:p text:style-name="P8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10" draw:id="id10" draw:layer="layout" svg:width="3.683cm" svg:height="0.889cm" svg:x="27.504cm" svg:y="23.477cm">
          <text:p text:style-name="P8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svg:x1="29.345cm" svg:y1="22.361cm" svg:x2="25.658cm" svg:y2="22.88cm" draw:start-shape="id8" draw:start-glue-point="6" draw:end-shape="id9" draw:end-glue-point="7" svg:d="M29345 22361v519h-3687" svg:viewBox="0 0 3688 520">
          <text:p/>
        </draw:connector>
        <draw:connector draw:style-name="gr10" draw:text-style-name="P11" draw:layer="layout" svg:x1="23.725cm" svg:y1="23.388cm" svg:x2="27.504cm" svg:y2="23.921cm" draw:start-shape="id9" draw:start-glue-point="6" draw:end-shape="id10" draw:end-glue-point="5" svg:d="M23725 23388v533h3779" svg:viewBox="0 0 3780 534">
          <text:p/>
        </draw:connector>
        <draw:custom-shape draw:style-name="gr8" draw:text-style-name="P9" xml:id="id12" draw:id="id12" draw:layer="layout" svg:width="3.683cm" svg:height="0.889cm" svg:x="27.504cm" svg:y="25.477cm">
          <text:p text:style-name="P8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1" draw:id="id11" draw:layer="layout" svg:width="3.866cm" svg:height="1.016cm" svg:x="21.793cm" svg:y="24.373cm">
          <text:p text:style-name="P8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9.345cm" svg:y1="24.366cm" svg:x2="25.659cm" svg:y2="24.881cm" draw:start-shape="id10" draw:start-glue-point="6" draw:end-shape="id11" draw:end-glue-point="7" svg:d="M29345 24366v515h-3686" svg:viewBox="0 0 3687 516">
          <text:p/>
        </draw:connector>
        <draw:connector draw:style-name="gr10" draw:text-style-name="P11" draw:layer="layout" svg:x1="23.726cm" svg:y1="25.389cm" svg:x2="27.504cm" svg:y2="25.921cm" draw:start-shape="id11" draw:start-glue-point="6" draw:end-shape="id12" draw:end-glue-point="5" svg:d="M23726 25389v532h3778" svg:viewBox="0 0 3779 533">
          <text:p/>
        </draw:connector>
        <draw:connector draw:style-name="gr10" draw:text-style-name="P11" draw:layer="layout" svg:x1="23.694cm" svg:y1="21.226cm" svg:x2="27.504cm" svg:y2="21.916cm" draw:start-shape="id7" draw:start-glue-point="6" draw:end-shape="id8" draw:end-glue-point="5" svg:d="M23694 21226v690h3810" svg:viewBox="0 0 3811 691">
          <text:p/>
        </draw:connector>
        <draw:custom-shape draw:style-name="gr13" draw:text-style-name="P9" xml:id="id14" draw:id="id14" draw:layer="layout" svg:width="3.683cm" svg:height="1.886cm" svg:x="22.351cm" svg:y="7.572cm">
          <text:p text:style-name="P8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13" draw:id="id13" draw:layer="layout" svg:width="4.699cm" svg:height="1.016cm" svg:x="21.87cm" svg:y="10.493cm">
          <text:p text:style-name="P8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type="line" svg:x1="24.219cm" svg:y1="10.493cm" svg:x2="24.192cm" svg:y2="9.458cm" draw:start-shape="id13" draw:end-shape="id14" draw:end-glue-point="6" svg:d="M24219 10493l-27-1035" svg:viewBox="0 0 28 1036">
          <text:p/>
        </draw:connector>
        <draw:custom-shape draw:style-name="gr14" draw:text-style-name="P13" xml:id="id15" draw:id="id15" draw:layer="layout" svg:width="4.699cm" svg:height="1.016cm" svg:x="27.639cm" svg:y="9.92cm">
          <text:p text:style-name="P8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line-skew="-0.003cm" svg:x1="18.653cm" svg:y1="12.567cm" svg:x2="21.87cm" svg:y2="11.001cm" draw:start-shape="id6" draw:start-glue-point="7" draw:end-shape="id13" draw:end-glue-point="5" svg:d="M18653 12567h1606v-1566h1611" svg:viewBox="0 0 3218 1567">
          <text:p/>
        </draw:connector>
        <draw:custom-shape draw:style-name="gr15" draw:text-style-name="P14" xml:id="id16" draw:id="id16" draw:layer="layout" svg:width="4.699cm" svg:height="1.016cm" svg:x="22.17cm" svg:y="14.941cm">
          <text:p text:style-name="P8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xml:id="id17" draw:id="id17" draw:layer="layout" svg:width="3.683cm" svg:height="1.524cm" svg:x="28.185cm" svg:y="13.179cm">
          <text:p text:style-name="P8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svg:x1="26.034cm" svg:y1="8.515cm" svg:x2="29.989cm" svg:y2="9.92cm" draw:start-shape="id14" draw:start-glue-point="7" draw:end-shape="id15" draw:end-glue-point="4" svg:d="M26034 8515h3955v1405" svg:viewBox="0 0 3956 1406">
          <text:p/>
        </draw:connector>
        <draw:connector draw:style-name="gr10" draw:text-style-name="P11" draw:layer="layout" draw:line-skew="-0.162cm" svg:x1="18.653cm" svg:y1="12.567cm" svg:x2="22.17cm" svg:y2="15.449cm" draw:start-shape="id6" draw:start-glue-point="7" draw:end-shape="id16" draw:end-glue-point="5" svg:d="M18653 12567h1577v2882h1940" svg:viewBox="0 0 3518 2883">
          <text:p/>
        </draw:connector>
        <draw:connector draw:style-name="gr17" draw:text-style-name="P11" draw:layer="layout" draw:type="line" svg:x1="29.989cm" svg:y1="10.936cm" svg:x2="30.026cm" svg:y2="13.179cm" draw:start-shape="id15" draw:start-glue-point="6" draw:end-shape="id17" draw:end-glue-point="4" svg:d="M29989 10936l37 2243" svg:viewBox="0 0 38 2244">
          <text:p/>
        </draw:connector>
        <draw:connector draw:style-name="gr10" draw:text-style-name="P11" draw:layer="layout" draw:type="lines" svg:x1="26.869cm" svg:y1="15.449cm" svg:x2="28.185cm" svg:y2="13.941cm" draw:start-shape="id16" draw:start-glue-point="7" draw:end-shape="id17" draw:end-glue-point="5" svg:d="M26869 15449h541l273-1508h502" svg:viewBox="0 0 1317 1509">
          <text:p/>
        </draw:connector>
        <draw:custom-shape draw:style-name="gr18" draw:text-style-name="P12" xml:id="id18" draw:id="id18" draw:layer="layout" svg:width="4.738cm" svg:height="1.016cm" svg:x="27.289cm" svg:y="16.908cm">
          <text:p text:style-name="P8"><text:span text:style-name="T2">bu</text:span><text:span text:style-name="T2">ild</text:span><text:span text:style-name="T2">S</text:span><text:span text:style-name="T2">pi</text:span><text:span text:style-name="T2">nr</text:span><text:span text:style-name="T2">oo</text:span><text:span text:style-name="T2">tS</text:span><text:span text:style-name="T2">W.</text:span><text:span text:style-name="T2">cp</text:span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30.026cm" svg:y1="14.703cm" svg:x2="29.658cm" svg:y2="16.908cm" draw:start-shape="id17" draw:start-glue-point="6" draw:end-shape="id18" draw:end-glue-point="4" svg:d="M30026 14703v502l-368 1202v501" svg:viewBox="0 0 369 2206">
          <text:p/>
        </draw:connector>
        <draw:connector draw:style-name="gr19" draw:text-style-name="P11" draw:layer="layout" draw:type="lines" svg:x1="29.658cm" svg:y1="17.924cm" svg:x2="29.345cm" svg:y2="21.472cm" draw:start-shape="id18" draw:start-glue-point="6" draw:end-shape="id8" draw:end-glue-point="4" svg:d="M29658 17924v502l-313 2544v502" svg:viewBox="0 0 314 3549">
          <text:p/>
        </draw:connector>
        <draw:custom-shape draw:style-name="gr20" draw:text-style-name="P13" xml:id="id19" draw:id="id19" draw:layer="layout" svg:width="4.699cm" svg:height="1.016cm" svg:x="31.861cm" svg:y="15.257cm">
          <text:p text:style-name="P8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1" draw:layer="layout" draw:type="lines" svg:x1="31.868cm" svg:y1="13.941cm" svg:x2="34.211cm" svg:y2="15.257cm" draw:start-shape="id17" draw:start-glue-point="7" draw:end-shape="id19" draw:end-glue-point="4" svg:d="M31868 13941h501l1842 815v501" svg:viewBox="0 0 2344 1317">
          <text:p/>
        </draw:connector>
        <draw:custom-shape draw:style-name="gr21" draw:text-style-name="P15" xml:id="id20" draw:id="id20" draw:layer="layout" svg:width="4.699cm" svg:height="1.016cm" svg:x="13.793cm" svg:y="18.134cm">
          <text:p text:style-name="P8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21" draw:id="id21" draw:layer="layout" svg:width="3.683cm" svg:height="0.889cm" svg:x="14.274cm" svg:y="20.032cm">
          <text:p text:style-name="P8"><text:span text:style-name="T2">ortho.roo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1" draw:text-style-name="P15" xml:id="id22" draw:id="id22" draw:layer="layout" svg:width="4.699cm" svg:height="1.016cm" svg:x="13.773cm" svg:y="21.647cm">
          <text:p text:style-name="P8"><text:span text:style-name="T2">Orthogonality.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1" draw:layer="layout" draw:line-skew="1.099cm" svg:x1="18.653cm" svg:y1="12.567cm" svg:x2="18.492cm" svg:y2="18.642cm" draw:start-shape="id6" draw:start-glue-point="7" draw:end-shape="id20" draw:end-glue-point="7" svg:d="M18653 12567h1601v6075h-1762" svg:viewBox="0 0 1763 6076">
          <text:p/>
        </draw:connector>
        <draw:connector draw:style-name="gr10" draw:text-style-name="P11" draw:layer="layout" draw:type="lines" svg:x1="16.115cm" svg:y1="20.921cm" svg:x2="16.122cm" svg:y2="21.647cm" draw:start-shape="id21" draw:start-glue-point="6" draw:end-shape="id22" draw:end-glue-point="0" svg:d="M16115 20921v501l7-276v501" svg:viewBox="0 0 8 727">
          <text:p/>
        </draw:connector>
        <draw:custom-shape draw:style-name="gr22" draw:text-style-name="P16" xml:id="id25" draw:id="id25" draw:layer="layout" svg:width="4.699cm" svg:height="1.016cm" svg:x="13.954cm" svg:y="24.548cm">
          <text:p text:style-name="P8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23" draw:id="id23" draw:layer="layout" svg:width="4.699cm" svg:height="1.016cm" svg:x="7.796cm" svg:y="11.531cm">
          <text:p text:style-name="P8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24" draw:id="id24" draw:layer="layout" svg:width="3.683cm" svg:height="1.11cm" svg:x="14.208cm" svg:y="13.027cm">
          <text:p text:style-name="P8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svg:x1="14.2cm" svg:y1="12.049cm" svg:x2="12.495cm" svg:y2="12.039cm" draw:start-shape="id5" draw:start-glue-point="5" draw:end-shape="id23" draw:end-glue-point="7" svg:d="M14200 12049h-833v-10h-872" svg:viewBox="0 0 1706 11">
          <text:p/>
        </draw:connector>
        <draw:connector draw:style-name="gr10" draw:text-style-name="P11" draw:layer="layout" svg:x1="10.146cm" svg:y1="12.547cm" svg:x2="14.208cm" svg:y2="13.582cm" draw:start-shape="id23" draw:start-glue-point="6" draw:end-shape="id24" draw:end-glue-point="5" svg:d="M10146 12547v1035h4062" svg:viewBox="0 0 4063 1036">
          <text:p/>
        </draw:connector>
        <draw:custom-shape draw:style-name="gr22" draw:text-style-name="P16" xml:id="id26" draw:id="id26" draw:layer="layout" svg:width="4.699cm" svg:height="1.016cm" svg:x="13.954cm" svg:y="26.049cm">
          <text:p text:style-name="P8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6" xml:id="id27" draw:id="id27" draw:layer="layout" svg:width="4.699cm" svg:height="1.016cm" svg:x="13.954cm" svg:y="27.55cm">
          <text:p text:style-name="P8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line-skew="1.099cm" svg:x1="18.653cm" svg:y1="12.567cm" svg:x2="18.653cm" svg:y2="25.056cm" draw:start-shape="id6" draw:start-glue-point="7" draw:end-shape="id25" draw:end-glue-point="7" svg:d="M18653 12567h1601v12489h-1601" svg:viewBox="0 0 1602 12490">
          <text:p/>
        </draw:connector>
        <draw:connector draw:style-name="gr10" draw:text-style-name="P11" draw:layer="layout" draw:line-skew="1.099cm" svg:x1="18.653cm" svg:y1="12.567cm" svg:x2="18.653cm" svg:y2="26.557cm" draw:start-shape="id6" draw:start-glue-point="7" draw:end-shape="id26" draw:end-glue-point="7" svg:d="M18653 12567h1601v13990h-1601" svg:viewBox="0 0 1602 13991">
          <text:p/>
        </draw:connector>
        <draw:connector draw:style-name="gr10" draw:text-style-name="P11" draw:layer="layout" draw:line-skew="1.099cm" svg:x1="18.653cm" svg:y1="12.567cm" svg:x2="18.653cm" svg:y2="28.058cm" draw:start-shape="id6" draw:start-glue-point="7" draw:end-shape="id27" draw:end-glue-point="7" svg:d="M18653 12567h1601v15491h-1601" svg:viewBox="0 0 1602 15492">
          <text:p/>
        </draw:connector>
        <draw:custom-shape draw:style-name="gr12" draw:text-style-name="P12" xml:id="id28" draw:id="id28" draw:layer="layout" svg:width="3.866cm" svg:height="1.016cm" svg:x="22.985cm" svg:y="27.824cm">
          <text:p text:style-name="P8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9.345cm" svg:y1="26.366cm" svg:x2="26.851cm" svg:y2="28.332cm" draw:start-shape="id12" draw:start-glue-point="6" draw:end-shape="id28" draw:end-glue-point="7" svg:d="M29345 26366v1966h-2494" svg:viewBox="0 0 2495 1967">
          <text:p/>
        </draw:connector>
        <draw:custom-shape draw:style-name="gr12" draw:text-style-name="P12" xml:id="id29" draw:id="id29" draw:layer="layout" svg:width="3.866cm" svg:height="1.016cm" svg:x="22.986cm" svg:y="29.725cm">
          <text:p text:style-name="P8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9.345cm" svg:y1="26.366cm" svg:x2="26.852cm" svg:y2="30.233cm" draw:start-shape="id12" draw:start-glue-point="6" draw:end-shape="id29" draw:end-glue-point="7" svg:d="M29345 26366v3867h-2493" svg:viewBox="0 0 2494 3868">
          <text:p/>
        </draw:connector>
        <draw:custom-shape draw:style-name="gr25" draw:text-style-name="P16" xml:id="id30" draw:id="id30" draw:layer="layout" svg:width="6.601cm" svg:height="1.016cm" svg:x="26.563cm" svg:y="6.23cm">
          <text:p text:style-name="P8"><text:span text:style-name="T2">drawDepolarizatio</text:span><text:span text:style-name="T2">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xml:id="id31" draw:id="id31" draw:layer="layout" svg:width="5.585cm" svg:height="1.016cm" svg:x="26.563cm" svg:y="4.631cm">
          <text:p text:style-name="P8"><text:span text:style-name="T2">Dr</text:span><text:span text:style-name="T2">a</text:span><text:span text:style-name="T2">w</text:span><text:span text:style-name="T2">Di</text:span><text:span text:style-name="T2">ag</text:span><text:span text:style-name="T2">no</text:span><text:span text:style-name="T2">sti</text:span><text:span text:style-name="T2">cs</text:span><text:span text:style-name="T2">Di</text:span><text:span text:style-name="T2">st</text:span><text:span text:style-name="T2">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4.192cm" svg:y1="7.572cm" svg:x2="26.563cm" svg:y2="6.738cm" draw:start-shape="id14" draw:start-glue-point="4" draw:end-shape="id30" draw:end-glue-point="5" svg:d="M24192 7572v-834h2371" svg:viewBox="0 0 2372 835">
          <text:p/>
        </draw:connector>
        <draw:connector draw:style-name="gr10" draw:text-style-name="P11" draw:layer="layout" svg:x1="24.192cm" svg:y1="7.572cm" svg:x2="26.563cm" svg:y2="5.139cm" draw:start-shape="id14" draw:start-glue-point="4" draw:end-shape="id31" draw:end-glue-point="5" svg:d="M24192 7572v-2433h2371" svg:viewBox="0 0 2372 2434">
          <text:p/>
        </draw:connector>
        <draw:custom-shape draw:style-name="gr22" draw:text-style-name="P16" xml:id="id32" draw:id="id32" draw:layer="layout" svg:width="4.699cm" svg:height="1.016cm" svg:x="7.731cm" svg:y="15.316cm">
          <text:p text:style-name="P8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16.049cm" svg:y1="14.137cm" svg:x2="12.43cm" svg:y2="15.824cm" draw:start-shape="id24" draw:start-glue-point="6" draw:end-shape="id32" draw:end-glue-point="7" svg:d="M16049 14137v1687h-3619" svg:viewBox="0 0 3620 1688">
          <text:p/>
        </draw:connector>
        <draw:custom-shape draw:style-name="gr27" draw:text-style-name="P18" xml:id="id33" draw:id="id33" draw:layer="layout" svg:width="3.683cm" svg:height="0.889cm" svg:x="2.536cm" svg:y="15.419cm">
          <text:p text:style-name="P8"><text:span text:style-name="T2">spinroot_inj_*/*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0" draw:text-style-name="P11" draw:layer="layout" draw:type="line" svg:x1="7.731cm" svg:y1="15.824cm" svg:x2="6.219cm" svg:y2="15.863cm" draw:start-shape="id32" draw:start-glue-point="5" draw:end-shape="id33" draw:end-glue-point="7" svg:d="M7731 15824l-1512 39" svg:viewBox="0 0 1513 40">
          <text:p/>
        </draw:connector>
        <draw:custom-shape draw:style-name="gr28" draw:text-style-name="P16" xml:id="id34" draw:id="id34" draw:layer="layout" svg:width="2.642cm" svg:height="1.016cm" svg:x="3.071cm" svg:y="13.197cm">
          <text:p text:style-name="P8"><text:span text:style-name="T2">Lattice1D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8" xml:id="id35" draw:id="id35" draw:layer="layout" svg:width="3.683cm" svg:height="0.889cm" svg:x="2.563cm" svg:y="11.326cm">
          <text:p text:style-name="P8"><text:span text:style-name="T2">deltaset/*.roo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0" draw:text-style-name="P11" draw:layer="layout" draw:type="line" svg:x1="4.377cm" svg:y1="15.419cm" svg:x2="4.392cm" svg:y2="14.213cm" draw:start-shape="id33" draw:start-glue-point="4" draw:end-shape="id34" draw:end-glue-point="6" svg:d="M4377 15419l15-1206" svg:viewBox="0 0 16 1207">
          <text:p/>
        </draw:connector>
        <draw:connector draw:style-name="gr10" draw:text-style-name="P11" draw:layer="layout" draw:type="line" svg:x1="4.392cm" svg:y1="13.197cm" svg:x2="4.404cm" svg:y2="12.215cm" draw:start-shape="id34" draw:start-glue-point="4" draw:end-shape="id35" draw:end-glue-point="6" svg:d="M4392 13197l12-982" svg:viewBox="0 0 13 983">
          <text:p/>
        </draw:connector>
        <draw:custom-shape draw:style-name="gr29" draw:text-style-name="P16" xml:id="id36" draw:id="id36" draw:layer="layout" svg:width="3.744cm" svg:height="1.016cm" svg:x="2.536cm" svg:y="8.874cm">
          <text:p text:style-name="P8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type="line" svg:x1="4.404cm" svg:y1="11.326cm" svg:x2="4.408cm" svg:y2="9.89cm" draw:start-shape="id35" draw:start-glue-point="4" draw:end-shape="id36" draw:end-glue-point="6" svg:d="M4404 11326l4-1436" svg:viewBox="0 0 5 1437">
          <text:p/>
        </draw:connector>
        <draw:custom-shape draw:style-name="gr30" draw:text-style-name="P16" xml:id="id37" draw:id="id37" draw:layer="layout" svg:width="4.166cm" svg:height="1.016cm" svg:x="26.563cm" svg:y="3.131cm">
          <text:p text:style-name="P8"><text:span text:style-name="T2">GetQuantile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4.192cm" svg:y1="7.572cm" svg:x2="26.563cm" svg:y2="3.639cm" draw:start-shape="id14" draw:start-glue-point="4" draw:end-shape="id37" draw:end-glue-point="5" svg:d="M24192 7572v-3933h2371" svg:viewBox="0 0 2372 3934">
          <text:p/>
        </draw:connector>
        <draw:custom-shape draw:style-name="gr30" draw:text-style-name="P16" xml:id="id38" draw:id="id38" draw:layer="layout" svg:width="4.166cm" svg:height="1.016cm" svg:x="26.564cm" svg:y="1.632cm">
          <text:p text:style-name="P8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4.192cm" svg:y1="7.572cm" svg:x2="26.564cm" svg:y2="2.14cm" draw:start-shape="id14" draw:start-glue-point="4" draw:end-shape="id38" draw:end-glue-point="5" svg:d="M24192 7572v-5432h2372" svg:viewBox="0 0 2373 5433">
          <text:p/>
        </draw:connector>
        <draw:custom-shape draw:style-name="gr12" draw:text-style-name="P12" xml:id="id39" draw:id="id39" draw:layer="layout" svg:width="3.866cm" svg:height="1.016cm" svg:x="22.987cm" svg:y="31.726cm">
          <text:p text:style-name="P8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svg:x1="29.345cm" svg:y1="26.366cm" svg:x2="26.853cm" svg:y2="32.234cm" draw:start-shape="id12" draw:start-glue-point="6" draw:end-shape="id39" draw:end-glue-point="7" svg:d="M29345 26366v5868h-2492" svg:viewBox="0 0 2493 5869">
          <text:p/>
        </draw:connector>
        <draw:connector draw:style-name="gr10" draw:text-style-name="P11" draw:layer="layout" draw:type="line" svg:x1="16.143cm" svg:y1="19.15cm" svg:x2="16.115cm" svg:y2="20.032cm" draw:start-shape="id20" draw:start-glue-point="6" draw:end-shape="id21" draw:end-glue-point="4" svg:d="M16143 19150l-28 882" svg:viewBox="0 0 29 883">
          <text:p/>
        </draw:connector>
        <draw:custom-shape draw:style-name="gr31" draw:text-style-name="P10" xml:id="id40" draw:id="id40" draw:layer="layout" svg:width="5.08cm" svg:height="1.016cm" svg:x="4.429cm" svg:y="1.843cm">
          <text:p text:style-name="P8"><text:span text:style-name="T2">skimAccidentals.groo</text:span><text:span text:style-name="T2">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9" xml:id="id41" draw:id="id41" draw:layer="layout" svg:width="4.519cm" svg:height="0.889cm" svg:x="4.709cm" svg:y="3.629cm">
          <text:p text:style-name="P8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1" draw:layer="layout" draw:type="lines" svg:x1="12.797cm" svg:y1="1.953cm" svg:x2="9.509cm" svg:y2="2.351cm" draw:start-shape="id1" draw:start-glue-point="5" draw:end-shape="id40" draw:end-glue-point="7" svg:d="M12797 1953h-502l-2244 398h-542" svg:viewBox="0 0 3289 399">
          <text:p/>
        </draw:connector>
        <draw:connector draw:style-name="gr10" draw:text-style-name="P11" draw:layer="layout" draw:type="line" svg:x1="6.969cm" svg:y1="2.859cm" svg:x2="6.969cm" svg:y2="3.629cm" draw:start-shape="id40" draw:start-glue-point="6" draw:end-shape="id41" draw:end-glue-point="4" svg:d="M6969 2859v770" svg:viewBox="0 0 1 771">
          <text:p/>
        </draw:connector>
        <draw:custom-shape draw:style-name="gr7" draw:text-style-name="P10" xml:id="id42" draw:id="id42" draw:layer="layout" svg:width="4.699cm" svg:height="1.016cm" svg:x="4.618cm" svg:y="5.28cm">
          <text:p text:style-name="P8"><text:span text:style-name="T2">drawAccid</text:span><text:span text:style-name="T2">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type="line" svg:x1="6.969cm" svg:y1="4.518cm" svg:x2="6.968cm" svg:y2="5.28cm" draw:start-shape="id41" draw:start-glue-point="6" draw:end-shape="id42" draw:end-glue-point="4" svg:d="M6969 4518l-1 762" svg:viewBox="0 0 2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0-12-30T18:13:45.236002062</dc:date>
    <meta:editing-duration>PT1H22M8S</meta:editing-duration>
    <meta:editing-cycles>22</meta:editing-cycles>
    <meta:generator>LibreOffice/6.0.7.3$Linux_X86_64 LibreOffice_project/00m0$Build-3</meta:generator>
    <meta:document-statistic meta:object-count="88"/>
  </office:meta>
</office:document-meta>
</file>